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it length(bit)</text:p>
          </table:table-cell>
          <table:table-cell table:style-name="ce1" office:value-type="string" calcext:value-type="string">
            <text:p>getafix(s)</text:p>
          </table:table-cell>
          <table:table-cell table:style-name="ce1" office:value-type="string" calcext:value-type="string">
            <text:p>getafix opt(s)</text:p>
          </table:table-cell>
          <table:table-cell table:style-name="ce1" office:value-type="string" calcext:value-type="string">
            <text:p>jmoped(s)</text:p>
          </table:table-cell>
          <table:table-cell office:value-type="string" calcext:value-type="string">
            <text:p>jmoped opt(s)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8.834" calcext:value-type="float">
            <text:p>58.834</text:p>
          </table:table-cell>
          <table:table-cell table:style-name="ce1"/>
          <table:table-cell table:style-name="ce1" office:value-type="float" office:value="11.865" calcext:value-type="float">
            <text:p>11.865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89.919" calcext:value-type="float">
            <text:p>289.919</text:p>
          </table:table-cell>
          <table:table-cell table:style-name="ce1" office:value-type="float" office:value="8.2645" calcext:value-type="float">
            <text:p>8.2645</text:p>
          </table:table-cell>
          <table:table-cell table:style-name="ce1" office:value-type="float" office:value="63.555" calcext:value-type="float">
            <text:p>63.555</text:p>
          </table:table-cell>
          <table:table-cell office:value-type="float" office:value="0.575" calcext:value-type="float">
            <text:p>0.575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&gt;600</text:p>
          </table:table-cell>
          <table:table-cell office:value-type="float" office:value="22.6435" calcext:value-type="float">
            <text:p>22.6435</text:p>
          </table:table-cell>
          <table:table-cell office:value-type="float" office:value="325.755" calcext:value-type="float">
            <text:p>325.755</text:p>
          </table:table-cell>
          <table:table-cell office:value-type="float" office:value="0.965" calcext:value-type="float">
            <text:p>0.965</text:p>
          </table:table-cell>
          <table:table-cell table:formula="of:=[.E5]/[.E4]" office:value-type="float" office:value="1.67826086956522" calcext:value-type="float">
            <text:p>1.6782608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61.464" calcext:value-type="float">
            <text:p>61.464</text:p>
          </table:table-cell>
          <table:table-cell/>
          <table:table-cell office:value-type="float" office:value="1.86" calcext:value-type="float">
            <text:p>1.86</text:p>
          </table:table-cell>
          <table:table-cell table:formula="of:=[.E6]/[.E5]" office:value-type="float" office:value="1.92746113989637" calcext:value-type="float">
            <text:p>1.9274611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2.1295" calcext:value-type="float">
            <text:p>182.1295</text:p>
          </table:table-cell>
          <table:table-cell/>
          <table:table-cell office:value-type="float" office:value="3.57" calcext:value-type="float">
            <text:p>3.57</text:p>
          </table:table-cell>
          <table:table-cell table:formula="of:=[.E7]/[.E6]" office:value-type="float" office:value="1.91935483870968" calcext:value-type="float">
            <text:p>1.9193548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.205" calcext:value-type="float">
            <text:p>7.205</text:p>
          </table:table-cell>
          <table:table-cell table:formula="of:=[.E8]/[.E7]" office:value-type="float" office:value="2.01820728291317" calcext:value-type="float">
            <text:p>2.0182072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.75" calcext:value-type="float">
            <text:p>15.75</text:p>
          </table:table-cell>
          <table:table-cell table:formula="of:=[.E9]/[.E8]" office:value-type="float" office:value="2.18598195697432" calcext:value-type="float">
            <text:p>2.1859819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6.31" calcext:value-type="float">
            <text:p>36.31</text:p>
          </table:table-cell>
          <table:table-cell table:formula="of:=[.E10]/[.E9]" office:value-type="float" office:value="2.30539682539683" calcext:value-type="float">
            <text:p>2.3053968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81.53" calcext:value-type="float">
            <text:p>81.53</text:p>
          </table:table-cell>
          <table:table-cell table:formula="of:=[.E11]/[.E10]" office:value-type="float" office:value="2.24538694574497" calcext:value-type="float">
            <text:p>2.24538694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82.005" calcext:value-type="float">
            <text:p>182.005</text:p>
          </table:table-cell>
          <table:table-cell table:formula="of:=[.E12]/[.E11]" office:value-type="float" office:value="2.23236845333006" calcext:value-type="float">
            <text:p>2.2323684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15.685" calcext:value-type="float">
            <text:p>415.685</text:p>
          </table:table-cell>
          <table:table-cell table:formula="of:=[.E13]/[.E12]" office:value-type="float" office:value="2.28392077140738" calcext:value-type="float">
            <text:p>2.2839207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5:01:51.989201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5:35:11.790130263</dc:date>
    <meta:editing-duration>PT4H16M3S</meta:editing-duration>
    <meta:editing-cycles>64</meta:editing-cycles>
    <meta:generator>LibreOffice/4.2.4.2$Linux_x86 LibreOffice_project/420m0$Build-2</meta:generator>
    <meta:document-statistic meta:table-count="2" meta:cell-count="125" meta:object-count="0"/>
  </office:meta>
</office:document-meta>
</file>